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10119">
      <style:text-properties fo:font-weight="bold" style:font-weight-asian="bold" style:font-weight-complex="bold"/>
    </style:style>
    <style:style style:name="ce7" style:family="table-cell" style:parent-style-name="Default" style:data-style-name="N10119"/>
    <style:style style:name="ce8" style:family="table-cell" style:parent-style-name="Default" style:data-style-name="N81">
      <style:text-properties fo:font-weight="bold" style:font-weight-asian="bold" style:font-weight-complex="bold"/>
    </style:style>
    <style:style style:name="ce9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2" table:default-cell-style-name="ce7"/>
        <table:table-column table:style-name="co1" table:default-cell-style-name="ce9"/>
        <table:table-column table:style-name="co1" table:number-columns-repeated="16379" table:default-cell-style-name="Default"/>
        <table:table-row table:style-name="ro1">
          <table:table-cell table:style-name="ce1" office:value-type="string" calcext:value-type="string">
            <text:p>String</text:p>
          </table:table-cell>
          <table:table-cell table:style-name="ce2" office:value-type="string" calcext:value-type="string">
            <text:p>Integer</text:p>
          </table:table-cell>
          <table:table-cell table:style-name="ce4" office:value-type="string" calcext:value-type="string">
            <text:p>Decimal</text:p>
          </table:table-cell>
          <table:table-cell table:style-name="ce6" office:value-type="string" calcext:value-type="string">
            <text:p>Currency</text:p>
          </table:table-cell>
          <table:table-cell table:style-name="ce8" office:value-type="string" calcext:value-type="string">
            <text:p>Scientific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0</text:p>
          </table:table-cell>
          <table:table-cell office:value-type="currency" office:currency="USD" office:value="1.25" calcext:value-type="currency">
            <text:p>$1.25</text:p>
          </table:table-cell>
          <table:table-cell office:value-type="float" office:value="1000000" calcext:value-type="float">
            <text:p>1.00E+0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2000" calcext:value-type="float">
            <text:p>2,000</text:p>
          </table:table-cell>
          <table:table-cell office:value-type="float" office:value="2345.6" calcext:value-type="float">
            <text:p>2,345.60</text:p>
          </table:table-cell>
          <table:table-cell office:value-type="currency" office:currency="USD" office:value="2460.99" calcext:value-type="currency">
            <text:p>$2,460.99</text:p>
          </table:table-cell>
          <table:table-cell office:value-type="float" office:value="0.0000000234" calcext:value-type="float">
            <text:p>2.34E-0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345067" calcext:value-type="float">
            <text:p>345,067</text:p>
          </table:table-cell>
          <table:table-cell office:value-type="float" office:value="3450679" calcext:value-type="float">
            <text:p>3,450,679.00</text:p>
          </table:table-cell>
          <table:table-cell office:value-type="currency" office:currency="USD" office:value="3987650" calcext:value-type="currency">
            <text:p>$3,987,650.00</text:p>
          </table:table-cell>
          <table:table-cell office:value-type="float" office:value="3124000000000" calcext:value-type="float">
            <text:p>3.12E+12</text:p>
          </table:table-cell>
          <table:table-cell table:number-columns-repeated="16379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9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9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20:04:12.663199661</meta:creation-date>
    <dc:date>2024-08-26T20:11:43.244475139</dc:date>
    <meta:editing-duration>PT7M32S</meta:editing-duration>
    <meta:editing-cycles>1</meta:editing-cycles>
    <meta:document-statistic meta:table-count="1" meta:cell-count="20" meta:object-count="0"/>
    <meta:generator>LibreOffice/24.2.5.2$Linux_X86_64 LibreOffice_project/420$Build-2</meta:generator>
  </office:meta>
</office:document-meta>
</file>